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style:font-name="Fira Sans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officeooo:rsid="002f5bf7"/>
    </style:style>
    <style:style style:name="T16" style:family="text">
      <style:text-properties style:font-name="Fira Sans1" fo:font-size="18pt" officeooo:rsid="00315d11" style:font-size-asian="18pt" style:font-size-complex="18pt"/>
    </style:style>
    <style:style style:name="T17" style:family="text">
      <style:text-properties style:font-name="Fira Sans1" fo:font-size="18pt" officeooo:rsid="0035744d" style:font-size-asian="18pt" style:font-size-complex="18pt"/>
    </style:style>
    <style:style style:name="T18" style:family="text">
      <style:text-properties style:font-name="Fira Sans1" fo:font-size="18pt" fo:font-weight="normal" officeooo:rsid="00315d11" style:font-size-asian="18pt" style:font-weight-asian="normal" style:font-size-complex="18pt" style:font-weight-complex="normal"/>
    </style:style>
    <style:style style:name="T19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9">Scroll </text:span>Down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5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6">Copy Image to the C</text:span><text:span text:style-name="T17">l</text:span><text:span text:style-name="T16">ipboard<text:tab/><text:tab/><text:tab/>Ctrl+C</text:span><text:span text:style-name="T18">/</text:span><text:span text:style-name="T19">⌘</text:span><text:span text:style-name="T18">+</text:span><text:span text:style-name="T16">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181in" fo:margin-bottom="0.0984in" style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1181in" fo:margin-bottom="0.1181in" style:contextual-spacing="false" fo:padding="0in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7402in" fo:page-height="9.0547in" style:num-format="1" style:print-orientation="portrait" fo:margin-top="0in" fo:margin-bottom="0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21:56:12.781000000</meta:creation-date>
    <dc:date>2021-04-27T23:40:06.343000000</dc:date>
    <meta:editing-duration>PT1H48M42S</meta:editing-duration>
    <meta:editing-cycles>31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1" meta:word-count="137" meta:character-count="799" meta:non-whitespace-character-count="586"/>
  </office:meta>
</office:document-meta>
</file>